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000000" style:font-name="Liberation Serif" fo:font-size="12pt" officeooo:rsid="001ecc5f" officeooo:paragraph-rsid="000aef64"/>
    </style:style>
    <style:style style:name="P2" style:family="paragraph" style:parent-style-name="Standard">
      <style:text-properties fo:color="#000000" style:font-name="Liberation Serif" fo:font-size="12pt" officeooo:rsid="001ecc5f" officeooo:paragraph-rsid="000beed9"/>
    </style:style>
    <style:style style:name="P3" style:family="paragraph" style:parent-style-name="Standard">
      <style:text-properties fo:color="#000000" style:font-name="Liberation Serif" fo:font-size="12pt" officeooo:rsid="001ecc5f" officeooo:paragraph-rsid="000e14b3"/>
    </style:style>
    <style:style style:name="P4" style:family="paragraph" style:parent-style-name="Standard">
      <style:text-properties fo:color="#000000" style:font-name="Liberation Serif" fo:font-size="12pt" officeooo:rsid="001d59e4" officeooo:paragraph-rsid="000aef64"/>
    </style:style>
    <style:style style:name="P5" style:family="paragraph" style:parent-style-name="Standard">
      <style:text-properties fo:color="#000000" style:font-name="Liberation Serif" fo:font-size="12pt" officeooo:rsid="001e9f31" officeooo:paragraph-rsid="000e14b3"/>
    </style:style>
    <style:style style:name="P6" style:family="paragraph" style:parent-style-name="Standard">
      <style:text-properties fo:color="#000000" style:font-name="Liberation Serif" fo:font-size="12pt" fo:font-weight="bold" officeooo:rsid="000beed9" officeooo:paragraph-rsid="000beed9" style:font-size-asian="10.5pt" style:font-weight-asian="bold" style:font-size-complex="12pt" style:font-weight-complex="bold"/>
    </style:style>
    <style:style style:name="P7" style:family="paragraph" style:parent-style-name="Standard">
      <style:text-properties fo:color="#000000" style:font-name="Liberation Serif" fo:font-size="12pt" fo:font-weight="bold" officeooo:rsid="000b0b65" officeooo:paragraph-rsid="000b0b65" style:font-size-asian="10.5pt" style:font-weight-asian="bold" style:font-size-complex="12pt" style:font-weight-complex="bold"/>
    </style:style>
    <style:style style:name="P8" style:family="paragraph" style:parent-style-name="Standard">
      <style:text-properties fo:color="#000000" style:font-name="Liberation Serif" fo:font-size="12pt" fo:font-weight="normal" officeooo:rsid="000aef64" officeooo:paragraph-rsid="000aef64" style:font-size-asian="10.5pt" style:font-weight-asian="normal" style:font-size-complex="12pt" style:font-weight-complex="normal"/>
    </style:style>
    <style:style style:name="P9" style:family="paragraph" style:parent-style-name="Standard">
      <style:text-properties fo:color="#000000" style:font-name="Liberation Serif" fo:font-size="12pt" fo:font-weight="normal" officeooo:rsid="000b0b65" officeooo:paragraph-rsid="000b0b65" style:font-size-asian="10.5pt" style:font-weight-asian="normal" style:font-size-complex="12pt" style:font-weight-complex="normal"/>
    </style:style>
    <style:style style:name="P10" style:family="paragraph" style:parent-style-name="Standard">
      <style:text-properties fo:color="#000000" style:font-name="Liberation Serif" fo:font-size="12pt" fo:font-weight="normal" officeooo:rsid="000b0b65" officeooo:paragraph-rsid="000beed9" style:font-size-asian="10.5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0beed9" officeooo:paragraph-rsid="000beed9" style:font-size-asian="10.5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0b0b65" officeooo:paragraph-rsid="000b0b65" fo:background-color="#cccccc" style:font-size-asian="10.5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0beed9" officeooo:paragraph-rsid="000beed9" fo:background-color="#cccccc" style:font-size-asian="10.5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0beed9" officeooo:paragraph-rsid="000beed9" style:font-size-asian="12pt" style:font-weight-asian="normal" style:font-size-complex="12pt" style:font-weight-complex="normal"/>
    </style:style>
    <style:style style:name="P15" style:family="paragraph" style:parent-style-name="Standard">
      <style:text-properties fo:color="#000000" style:font-name="Liberation Serif" fo:font-size="14pt" fo:font-weight="bold" officeooo:rsid="000b0b65" officeooo:paragraph-rsid="000b0b65" style:font-size-asian="14pt" style:font-weight-asian="bold" style:font-size-complex="14pt" style:font-weight-complex="bold"/>
    </style:style>
    <style:style style:name="P16" style:family="paragraph" style:parent-style-name="Standard">
      <style:text-properties fo:color="#000000" style:font-name="Liberation Serif" fo:font-size="14pt" fo:font-weight="bold" officeooo:rsid="000aef64" officeooo:paragraph-rsid="000aef64" style:font-size-asian="14pt" style:font-weight-asian="bold" style:font-size-complex="14pt" style:font-weight-complex="bold"/>
    </style:style>
    <style:style style:name="P17" style:family="paragraph" style:parent-style-name="Standard">
      <style:text-properties fo:color="#000000" style:font-name="Liberation Serif" fo:font-size="14pt" fo:font-weight="bold" officeooo:rsid="001d59e4" officeooo:paragraph-rsid="000aef64" style:font-size-asian="14pt" style:font-weight-asian="bold" style:font-size-complex="14pt" style:font-weight-complex="bold"/>
    </style:style>
    <style:style style:name="P18" style:family="paragraph" style:parent-style-name="Heading_20_2">
      <style:text-properties fo:color="#000000" style:font-name="Liberation Serif" fo:font-size="14pt" fo:font-weight="bold" officeooo:rsid="000b0b65" officeooo:paragraph-rsid="000b0b65" style:font-size-asian="14pt" style:font-weight-asian="bold" style:font-size-complex="14pt" style:font-weight-complex="bold"/>
    </style:style>
    <style:style style:name="P19" style:family="paragraph" style:parent-style-name="Heading_20_2">
      <style:text-properties fo:font-size="14pt" style:font-size-asian="14pt" style:font-size-complex="14pt"/>
    </style:style>
    <style:style style:name="P20" style:family="paragraph" style:parent-style-name="Standard">
      <style:text-properties fo:color="#000000" style:font-name="Liberation Serif" fo:font-size="12pt" fo:font-weight="normal" officeooo:rsid="001ecc5f" officeooo:paragraph-rsid="000aef64" style:font-weight-asian="normal" style:font-weight-complex="normal"/>
    </style:style>
    <style:style style:name="P21" style:family="paragraph" style:parent-style-name="Standard">
      <style:text-properties fo:color="#000000" style:font-name="Liberation Serif" fo:font-size="12pt" fo:font-weight="normal" officeooo:rsid="001e9f31" officeooo:paragraph-rsid="000fd516" style:font-weight-asian="normal" style:font-weight-complex="normal"/>
    </style:style>
    <style:style style:name="P22" style:family="paragraph" style:parent-style-name="Standard">
      <style:text-properties fo:color="#000000" style:font-name="Liberation Serif" fo:font-size="12pt" officeooo:rsid="001e9f31" officeooo:paragraph-rsid="000fd516"/>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T1" style:family="text">
      <style:text-properties officeooo:rsid="001ffbe6"/>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bold" officeooo:rsid="002f9606" style:font-weight-asian="bold" style:font-weight-complex="bold"/>
    </style:style>
    <style:style style:name="T5" style:family="text">
      <style:text-properties officeooo:rsid="001e9f31"/>
    </style:style>
    <style:style style:name="T6" style:family="text">
      <style:text-properties officeooo:rsid="001ecc5f"/>
    </style:style>
    <style:style style:name="T7" style:family="text">
      <style:text-properties officeooo:rsid="000b0b65"/>
    </style:style>
    <style:style style:name="T8" style:family="text">
      <style:text-properties officeooo:rsid="000beed9"/>
    </style:style>
    <style:style style:name="T9" style:family="text">
      <style:text-properties fo:background-color="#cccccc" loext:char-shading-value="0"/>
    </style:style>
    <style:style style:name="T10" style:family="text">
      <style:text-properties officeooo:rsid="000beed9" fo:background-color="#cccccc" loext:char-shading-value="0"/>
    </style:style>
    <style:style style:name="T11" style:family="text">
      <style:text-properties fo:font-weight="normal" style:font-weight-asian="normal" style:font-weight-complex="normal"/>
    </style:style>
    <style:style style:name="T12" style:family="text">
      <style:text-properties fo:font-weight="normal" officeooo:rsid="000beed9" style:font-weight-asian="normal" style:font-weight-complex="normal"/>
    </style:style>
    <style:style style:name="T13" style:family="text">
      <style:text-properties officeooo:rsid="0025c6c8"/>
    </style:style>
    <style:style style:name="T14" style:family="text">
      <style:text-properties officeooo:rsid="002f960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AL</text:p>
      <text:p text:style-name="P16"/>
      <text:p text:style-name="P14">Autor : Mateusz Wasiak </text:p>
      <text:p text:style-name="P16"/>
      <text:p text:style-name="P8">Projekt na przedmio<text:span text:style-name="T7">t Analiza Algorytmów (AAL)</text:span></text:p>
      <text:p text:style-name="P9">Tytuł projektu: Urząd spraw czworakich</text:p>
      <text:p text:style-name="P9"/>
      <text:p text:style-name="P15">Opis problemu:</text:p>
      <text:p text:style-name="P9">Urząd spraw czworakich przyjmuje petentów w czterech różnych sprawach. Obsługa każdego</text:p>
      <text:p text:style-name="P9">petenta zajmuje 5 minut i jest wykonywana przez urzędnika specjalizującego się w danej sprawie.</text:p>
      <text:p text:style-name="P9">Urząd zatrudnia sześciu urzędników, każdy specjalizuje się w dwóch różnych sprawach. W urzędzie</text:p>
      <text:p text:style-name="P9">znajduje się jedno okienko, przy którym na początku dnia siedzi urzędnik specjalizujący się w</text:p>
      <text:p text:style-name="P9">pierwszej i drugiej sprawie. Do okienka ustawia się kolejka osób z różnymi sprawami. Gdy do</text:p>
      <text:p text:style-name="P9">okienka podchodzi osoba ze sprawą inną niż ta, w której specjalizuje się urzędnik, może zostać</text:p>
      <text:p text:style-name="P9">obsłużona na dwa sposoby: 1) urzędnik przy okienku dzwoni do urzędnika specjalizującego się w</text:p>
      <text:p text:style-name="P9">tej sprawie i załatwia tę konkretną sprawę telefonicznie, przez co obsługa wydłuża się o dodatkowe</text:p>
      <text:p text:style-name="P9">5 minut, lub 2) urzędnik wychodzi i woła na swoje miejsce (na trwałe) urzędnika specjalizującego</text:p>
      <text:p text:style-name="P9">się w tej sprawie, co także zajmuje dodatkowe 5 minut. Należy znaleźć sposób obsługi petentów</text:p>
      <text:p text:style-name="P9">minimalizujący całkowity czas obsługi. Porządek ludzi w kolejce jest znany od początku i się nie</text:p>
      <text:p text:style-name="P9">zmienia.</text:p>
      <text:p text:style-name="P15"/>
      <text:p text:style-name="P15">Skrócony opis problemu:</text:p>
      <text:p text:style-name="P9">W kolejce są zadania 4 różnych typów. W urzędzie jest 6 pracowników specjalizujących się w</text:p>
      <text:p text:style-name="P9">dwóch różnych zadaniach. Jeżeli przy okienku jest urzędnik, który specjalizuje się w danym</text:p>
      <text:p text:style-name="P9">zadaniu to wykonuje zadanie w 5 minut. Jeśli nie to może wykonać je w 10 minut, lub zawołać</text:p>
      <text:p text:style-name="P9">kogoś innego na swoje miejsce – trwa to 10 minut (razem z obsługą aktualnego zadania przez</text:p>
      <text:p text:style-name="P9">zawołanego pracownika). Należy uszeregować pracowników tak, by czas obsługi był jak</text:p>
      <text:p text:style-name="P9">najmniejszy.</text:p>
      <text:p text:style-name="P17"/>
      <text:p text:style-name="P15">Biblioteki zewnętrzne:</text:p>
      <text:p text:style-name="P9">Projekt wykorzystuje do wprowadzania argumentów uruchomienia bibliotekę cxxopts.hpp.</text:p>
      <text:p text:style-name="P9"/>
      <text:p text:style-name="P15">Budowanie projektu:</text:p>
      <text:p text:style-name="P9"/>
      <text:p text:style-name="P9">Projekt jest budowane za pomocą programu cmake, który należy zainstalować.</text:p>
      <text:h text:style-name="P18" text:outline-level="2">Systemy z rodziny Linux</text:h>
      <text:p text:style-name="Text_20_body">W terminalu:</text:p>
      <text:list xml:id="list545515371" text:style-name="L1">
        <text:list-item>
          <text:p text:style-name="P25">mkdir build &amp;&amp; cd build # stworzenie i przejście do katalogu build </text:p>
        </text:list-item>
        <text:list-item>
          <text:p text:style-name="P25">cmake ../ # uruchomienie CMake </text:p>
        </text:list-item>
        <text:list-item>
          <text:p text:style-name="P25">make # kompilacja i konsolidacja projektu </text:p>
        </text:list-item>
        <text:list-item>
          <text:p text:style-name="P23">./AAL # uruchomienie programu </text:p>
        </text:list-item>
      </text:list>
      <text:h text:style-name="P19" text:outline-level="2"><text:bookmark text:name="user-content-systemy-windows"/>Systemy Windows</text:h>
      <text:p text:style-name="Text_20_body">UWAGA! W miejsce $GENERATOR należy wstawić jakim kompilatorem będzie kompilowany projekt. Przykładową wartością w to miejsce może być "Visual Studio 1<text:span text:style-name="T7">5 </text:span>201<text:span text:style-name="T7">7</text:span> Win64".</text:p>
      <text:p text:style-name="Text_20_body">W środowisku Power Shell:</text:p>
      <text:list xml:id="list595701828" text:style-name="L2">
        <text:list-item>
          <text:p text:style-name="P26">mkdir build # stworzenie katalogu build </text:p>
        </text:list-item>
        <text:list-item>
          <text:p text:style-name="P26">cd build # przejście do katalogu build </text:p>
        </text:list-item>
        <text:list-item>
          <text:p text:style-name="P26">cmake -G "$GENERATOR" ../ # uruchomienie CMake </text:p>
        </text:list-item>
        <text:list-item>
          <text:p text:style-name="P24"><text:soft-page-break/>cmake --build . # wywołanie kompilatora za pośrednictwem CMake </text:p>
        </text:list-item>
      </text:list>
      <text:p text:style-name="P9"/>
      <text:p text:style-name="P9"><text:span text:style-name="T2">Tryby uruchomienia:</text:span><text:line-break/></text:p>
      <text:p text:style-name="P7">Tryb 1:</text:p>
      <text:p text:style-name="P9"/>
      <text:p text:style-name="P9">Uruchamiany poprzez uruchomienie w terminalu : <text:line-break/><text:span text:style-name="T9">./AAL –m1 </text:span></text:p>
      <text:p text:style-name="P9"/>
      <text:p text:style-name="P9">W tym trybie dane wejściowe są wprowadzane przy pomocy konsoli. Można przekierować wejście i/<text:span text:style-name="T8">lub</text:span> wyjście do pliku <text:span text:style-name="T8">np.</text:span></text:p>
      <text:p text:style-name="P9"/>
      <text:p text:style-name="P12">./AAL --m1 &lt;./in.txt </text:p>
      <text:p text:style-name="P9"/>
      <text:p text:style-name="P11">można również uruchomić program generatora i przekazać dane z niego do programu AAL :<text:line-break/></text:p>
      <text:p text:style-name="P13"><text:s/>./Gen -n 10 -d 3 | ./AAL –m1</text:p>
      <text:p text:style-name="P11"/>
      <text:p text:style-name="P11">W tym wypadku generowana jest instancja o długości 10 elementów (zadań) ziarno losowości 3.</text:p>
      <text:p text:style-name="P11"/>
      <text:p text:style-name="P6">Tryb 2:</text:p>
      <text:p text:style-name="P11"/>
      <text:p text:style-name="P10">Uruchamiany poprzez uruchomienie w terminalu : <text:line-break/><text:span text:style-name="T9">./AAL –m</text:span><text:span text:style-name="T10">2 -n 10 -d 3</text:span></text:p>
      <text:p text:style-name="P10"/>
      <text:p text:style-name="P11">Działa analogicznie do przypadku powyższego, z tym, że nie uruchamia programu Gen. Argument -d jest nieobowiązkowy.</text:p>
      <text:p text:style-name="P11"/>
      <text:p text:style-name="P6">Tryb 3:</text:p>
      <text:p text:style-name="P11"/>
      <text:p text:style-name="P10">Uruchamiany poprzez uruchomienie w terminalu : <text:line-break/><text:span text:style-name="T9">./AAL –m</text:span><text:span text:style-name="T10">3 -n 10000 -s 10000 -k 100 -r 10</text:span></text:p>
      <text:p text:style-name="P10"/>
      <text:p text:style-name="P11">Wykonuje pomiar czasu działania algorytmu dla 10 różnych instancji problemów. Pierwsza wylosowana dana ma 10000 elementów, krok jest o 10000 elementów. Wykonamy k=100 takich skoków.</text:p>
      <text:p text:style-name="P11"/>
      <text:p text:style-name="P11"><text:span text:style-name="T2">Pomoc programu:</text:span><text:line-break/>Program options:</text:p>
      <text:p text:style-name="P11"><text:s text:c="6"/>--m1 <text:s text:c="12"/><text:tab/>Mode with reading from I/O</text:p>
      <text:p text:style-name="P11"><text:s text:c="6"/>--m2 <text:s text:c="12"/><text:tab/>Mode with generation of data, -n option is obligatory</text:p>
      <text:p text:style-name="P11"><text:s text:c="6"/>--m3 <text:s text:c="12"/><text:tab/>Full test mode, -n, -k, -s, -r options are obligatory</text:p>
      <text:p text:style-name="P11"><text:s text:c="2"/>-n, --number arg <text:s text:c="4"/><text:tab/>Get number of tasks</text:p>
      <text:p text:style-name="P11"><text:s text:c="2"/>-d, --seed arg <text:s text:c="6"/><text:tab/>Get seed for generator</text:p>
      <text:p text:style-name="P11"><text:s text:c="2"/>-s, --step arg <text:s text:c="6"/><text:tab/>Get step of tasks in next iterations</text:p>
      <text:p text:style-name="P11"><text:s text:c="2"/>-k, --kproblem arg <text:s text:c="2"/><text:tab/>Get number of problems</text:p>
      <text:p text:style-name="P11"><text:s text:c="2"/>-r, --rinstance arg <text:s/><text:tab/>Get number of problem instantions</text:p>
      <text:p text:style-name="P11"><text:s text:c="2"/>-h, --help <text:s text:c="10"/><text:tab/>Print help</text:p>
      <text:p text:style-name="P11"/>
      <text:p text:style-name="P17"/>
      <text:p text:style-name="P4"><text:span text:style-name="T2">Metody rozwiązania zadanego problemu:</text:span><text:line-break/></text:p>
      <text:p text:style-name="P5"><text:span text:style-name="T3">Metoda Liniowa </text:span>– wykorzystywana jako główny algorytm do szeregowania pracowników i obliczania optymalnego czasu obsługi.</text:p>
      <text:p text:style-name="P5">Metoda ta najpierw sprawdza czy aktualne zadanie jest obsługiwane optymalnie. Jeśli tak to zwiększa ona czas o 5, nie zmienia pracowników i przechodzi do następnego zadania.</text:p>
      <text:p text:style-name="P5"><text:soft-page-break/>Następnie jesteśmy w przypadku takim, że pierwsze zadanie nie jest optymalne, więc sprawdzamy czy następne zadanie też nie jest optymalne. Jeśli również nie jest, to zmieniamy pracownika przed wykonaniem pierwszego zadania. Zwiększamy czas o <text:span text:style-name="T6">10 i sprawdzamy czy następne zadania są takie same jak pierwsze zadanie by szybciej obliczyć czas potrzebny do obsługi tych zadań. </text:span></text:p>
      <text:p text:style-name="P3">Trzecim krokiem jest sprawdzenie następnych zadań gdy pierwsze zadanie nie jest optymalne, a drugie jest optymalne. <text:span text:style-name="T13">Najpierw dodamy do czasu 15 bo nie ważne czy zawołamy czy nie te dwa zadania które już rozważyliśmy wykonają się w 15 minut. </text:span>Należy sprawdzić tu kilka różnych wariantów zadań <text:span text:style-name="T1">w kolejce</text:span>. <text:span text:style-name="T13">Jeżeli występują zadania, które są takie same jak to na drrugim miejscu to iterujemy po nich aż nie znajdziemy innego. Zwiększając odpowiednio czas o 5 za każde zadanie. Następnie w zależności od tego jakie inne zadanie zostało po tym iterowaniu znalezione wykonujemy różne czynności. Jeśli jest to ta samo zadanie co pierwsze to zmieniamy pracownika. Jeśli jest to zadanie, które jest innym zadaniem obsługiwanym przez danego pracownika optymalnie to nie zmieniamy pracowników. Jeżeli jest to inne zadanie – czyli takie, które nie było na początku rozważane i nie jest zadaniem rozwiązywanym optymalnie przez danego pracownika to należy sprawdzić następne zadania. Jeżeli znów znajdziemy zadanie, które było 2 w kolejce to iterujemy po nim analogicznie do jak w poprzednim kroku. W momencie gdy znajdziemy inne zadanie to : Jeśli jest to to samo zadanie co pierwsze w kolejce to zmieniamy pracownika. W przeciwnym wypadku nie zmieniamy pracowników. </text:span></text:p>
      <text:p text:style-name="P3"/>
      <text:p text:style-name="P20">Złożoność: <text:span text:style-name="Strong_20_Emphasis">O(n)</text:span></text:p>
      <text:p text:style-name="P20"><text:span text:style-name="Strong_20_Emphasis"/></text:p>
      <text:p text:style-name="P22"><text:span text:style-name="T3">Metoda </text:span><text:span text:style-name="T4">programowania dynamicznego </text:span>– <text:span text:style-name="T14">Wykorzystanie metod programowania dynamicznego do znalezienia odpowiedniego rozwiązania. Metoda ta zakłada zbudowanie skierowanego warstwowego grafu którego wierzchołki odpowiadałyby pracownikom w urzędzie, natomiast krawędzie przepływowi tych pracowników przy okienku. Wagi krawędzi odpowiadają temu jaki jest czas trwania obsługi danego petenta. Po zbudowaniu grafu używany jest algorytm programowania dynamicznego do znalezienia najkrótszej ścieżki w tym grafie. Struktura danych reprezentująca graf, która została wykorzystana w tym przypadku to wektor którego elementami są hashmapy. Każde element wektora – hashmapa odpowiada jednemu wierzchołkowi grafu, natomiast w hashmapie przechowywane są mozliwe </text:span></text:p>
      <text:p text:style-name="P21"><text:span text:style-name="Strong_20_Emphasis"><text:span text:style-name="T14"><text:line-break/>Złożoność </text:span></text:span><text:span text:style-name="Strong_20_Emphasis"><text:span text:style-name="T3">O(n)</text:span></text:span></text:p>
      <text:p text:style-name="P4"/>
      <text:p text:style-name="P4"><text:span text:style-name="T3">Metoda Brutalna </text:span>– wykorzystywana głównie do testowania następnej metody :</text:p>
      <text:p text:style-name="P4">Metoda ta sprawdza czy dane zadanie może być wykonane przez aktualnie pracującego pracownika. Jeśli tak to pracownik wykonuje to zadanie, a czas wykonania zadań zwiększa się o 5. W przeciwnym wypadku uruchamiamy cztery razy rekurencyjnie tą samą metodę <text:span text:style-name="T5">tylko z innymi zadaniami optymalnie wykonywanymi przechodząc już do następnego zadania. Sprawdzamy jaki czas wykonania jest najmniejszy i takie uszeregowanie pracowników jest optymalne. <text:s/>Cz</text:span>as zwiększa się o 10 (ponieważ albo zawołaliśmy innego pracownika lub wykonaliśmy to zadanie samodzielnie).</text:p>
      <text:p text:style-name="P4"/>
      <text:p text:style-name="P1"><text:span text:style-name="Strong_20_Emphasis"/></text:p>
      <text:p text:style-name="P2"><text:span text:style-name="Strong_20_Emphasis"><text:span text:style-name="T8">Opis plików</text:span></text:span></text:p>
      <text:p text:style-name="P2"><text:span text:style-name="Strong_20_Emphasis"/></text:p>
      <text:p text:style-name="P2"><text:span text:style-name="Strong_20_Emphasis">main.cpp – </text:span><text:span text:style-name="Strong_20_Emphasis"><text:span text:style-name="T11">p</text:span></text:span><text:span text:style-name="Strong_20_Emphasis"><text:span text:style-name="T12">ę</text:span></text:span><text:span text:style-name="Strong_20_Emphasis"><text:span text:style-name="T11">tla główna programu obsługująca dane wejściowe</text:span></text:span></text:p>
      <text:p text:style-name="P2"><text:span text:style-name="Strong_20_Emphasis"><text:span text:style-name="T8">Gen.cpp – </text:span></text:span><text:span text:style-name="Strong_20_Emphasis"><text:span text:style-name="T12">program główny generatora danych Gen</text:span></text:span></text:p>
      <text:p text:style-name="P2"><text:span text:style-name="Strong_20_Emphasis"><text:span text:style-name="T8">Worker.cpp, Worker.h – </text:span></text:span><text:span text:style-name="Strong_20_Emphasis"><text:span text:style-name="T12">pliki klasy Worker, która jest odwzorowaniem pracownika urzędu</text:span></text:span></text:p>
      <text:p text:style-name="P2"><text:span text:style-name="Strong_20_Emphasis"><text:span text:style-name="T8">InputOutput.cpp InputOutput.h – </text:span></text:span><text:span text:style-name="Strong_20_Emphasis"><text:span text:style-name="T12">pliki klasy InputOutput, która jest odpowiedzialna za obsługę wczytywania danych do algorytmów</text:span></text:span></text:p>
      <text:p text:style-name="P2"><text:span text:style-name="Strong_20_Emphasis"><text:span text:style-name="T8">Generator.cpp Generator.h – </text:span></text:span><text:span text:style-name="Strong_20_Emphasis"><text:span text:style-name="T12">klasa do generowania danych</text:span></text:span></text:p>
      <text:p text:style-name="P2"><text:span text:style-name="Strong_20_Emphasis"><text:span text:style-name="T8">Algoritms.cpp Algoritms.h – </text:span></text:span><text:span text:style-name="Strong_20_Emphasis"><text:span text:style-name="T12">klasa algorytmów zawierająca algorytm brutalny i liniowy</text:span></text:span></text:p>
      <text:p text:style-name="P2"><text:span text:style-name="Strong_20_Emphasis"><text:span text:style-name="T8">cxxopts.hpp – </text:span></text:span><text:span text:style-name="Strong_20_Emphasis"><text:span text:style-name="T12">biblioteka, wykorzystywana do wczytywania argumentów</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4T23:08:40.359966472</dc:date>
    <meta:editing-duration>PT33M8S</meta:editing-duration>
    <meta:editing-cycles>4</meta:editing-cycles>
    <meta:generator>LibreOffice/5.4.3.2$Linux_X86_64 LibreOffice_project/40$Build-2</meta:generator>
    <meta:document-statistic meta:table-count="0" meta:image-count="0" meta:object-count="0" meta:page-count="3" meta:paragraph-count="83" meta:word-count="1127" meta:character-count="7746" meta:non-whitespace-character-count="6581"/>
  </office:meta>
</office:document-meta>
</file>